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62000002380E4ABB7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365cm" svg:height="15.027cm" svg:x="6.024cm" svg:y="6.666cm">
          <draw:image xlink:href="Pictures/1000000000000162000002380E4ABB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0:17:09.585365796</meta:creation-date>
    <dc:date>2017-10-20T20:18:07.169826636</dc:date>
    <meta:editing-duration>P0D</meta:editing-duration>
    <meta:editing-cycles>1</meta:editing-cycles>
    <meta:generator>LibreOffice/4.2.8.2$Linux_x86 LibreOffice_project/420m0$Build-2</meta:generator>
    <meta:document-statistic meta:object-count="1"/>
  </office:meta>
</office:document-meta>
</file>